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93DBE08E2E.jpg" manifest:media-type="image/jpeg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7.3104in" fo:margin-left="-0.0007in" fo:margin-top="0in" fo:margin-bottom="0in" table:align="left" style:writing-mode="lr-tb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1826in"/>
    </style:style>
    <style:style style:name="Table1.C" style:family="table-column">
      <style:table-column-properties style:column-width="0.8146in"/>
    </style:style>
    <style:style style:name="Table1.D" style:family="table-column">
      <style:table-column-properties style:column-width="2.6889in"/>
    </style:style>
    <style:style style:name="Table1.E" style:family="table-column">
      <style:table-column-properties style:column-width="0.6924in"/>
    </style:style>
    <style:style style:name="Table1.F" style:family="table-column">
      <style:table-column-properties style:column-width="0.369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8d92fd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8e56dd" style:font-size-asian="10pt" style:font-style-asian="italic" style:font-name-complex="Tahoma2" style:font-size-complex="10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style:font-name="Tahoma" fo:font-size="10pt" style:font-size-asian="10pt" style:font-name-complex="Tahoma2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Tahoma" fo:font-size="10pt" style:font-size-asian="10pt" style:font-name-complex="Tahoma2" style:font-size-complex="10pt"/>
    </style:style>
    <style:style style:name="P8" style:family="paragraph" style:parent-style-name="Table_20_Contents">
      <style:text-properties style:font-name="Tahoma" fo:font-size="10pt" officeooo:rsid="00279e1d" officeooo:paragraph-rsid="00279e1d" style:font-size-asian="10pt" style:font-name-complex="Tahoma2" style:font-size-complex="10pt"/>
    </style:style>
    <style:style style:name="P9" style:family="paragraph" style:parent-style-name="Table_20_Contents">
      <style:text-properties style:font-name="Tahoma" fo:font-size="10pt" officeooo:paragraph-rsid="0047ae13" style:font-size-asian="10pt" style:font-name-complex="Tahoma2" style:font-size-complex="10pt"/>
    </style:style>
    <style:style style:name="P10" style:family="paragraph" style:parent-style-name="Table_20_Contents">
      <style:text-properties style:font-name="Tahoma" fo:font-size="10pt" fo:font-weight="bold" style:font-size-asian="10pt" style:font-weight-asian="bold" style:font-name-complex="Tahoma2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10pt" fo:font-weight="bold" style:font-size-asian="10pt" style:font-weight-asian="bold" style:font-name-complex="Tahoma2" style:font-size-complex="10pt" style:font-weight-complex="bold"/>
    </style:style>
    <style:style style:name="P12" style:family="paragraph" style:parent-style-name="Table_20_Contents">
      <style:text-properties style:font-name="Tahoma" fo:font-size="10pt" officeooo:paragraph-rsid="004abc23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0pt" style:text-underline-style="solid" style:text-underline-width="auto" style:text-underline-color="font-color" style:font-size-asian="10pt" style:font-name-complex="Tahoma2" style:font-size-complex="10pt"/>
    </style:style>
    <style:style style:name="P14" style:family="paragraph" style:parent-style-name="Table_20_Contents">
      <style:text-properties style:font-name="Tahoma" fo:font-size="10pt" fo:font-style="italic" style:font-size-asian="10pt" style:font-style-asian="italic" style:font-name-complex="Tahoma2" style:font-size-complex="10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10pt" fo:font-style="italic" style:font-size-asian="10pt" style:font-style-asian="italic" style:font-name-complex="Tahoma2" style:font-size-complex="10pt" style:font-style-complex="italic"/>
    </style:style>
    <style:style style:name="P16" style:family="paragraph" style:parent-style-name="Table_20_Contents">
      <style:text-properties style:font-name="Tahoma" fo:font-size="10pt" fo:font-style="italic" officeooo:paragraph-rsid="00b9f998" style:font-size-asian="10pt" style:font-style-asian="italic" style:font-name-complex="Tahoma2" style:font-size-complex="10pt" style:font-style-complex="italic"/>
    </style:style>
    <style:style style:name="P17" style:family="paragraph" style:parent-style-name="Table_20_Contents">
      <style:text-properties fo:font-variant="normal" fo:text-transform="none" fo:color="#00000a" style:font-name="Tahoma" fo:font-size="10pt" fo:letter-spacing="normal" fo:language="en" fo:country="US" fo:font-style="italic" fo:font-weight="normal" officeooo:rsid="008889e7" officeooo:paragraph-rsid="008889e7" style:font-name-asian="Droid Sans Fallback" style:font-size-asian="10pt" style:language-asian="en" style:country-asian="US" style:font-style-asian="italic" style:font-weight-asian="normal" style:font-name-complex="Tahoma2" style:font-size-complex="10pt" style:language-complex="ar" style:country-complex="SA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solid" style:text-underline-width="auto" style:text-underline-color="font-color" fo:font-weight="bold" officeooo:paragraph-rsid="006cf5fe" style:font-size-asian="10pt" style:font-style-asian="normal" style:font-weight-asian="bold" style:font-name-complex="Tahoma2" style:font-size-complex="10pt" style:font-weight-complex="bold" style:text-emphasize="none"/>
    </style:style>
    <style:style style:name="P19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20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21" style:family="paragraph" style:parent-style-name="Standard">
      <style:text-properties style:font-name="Tahoma" fo:font-size="10pt" officeooo:paragraph-rsid="00842106" style:font-size-asian="10pt" style:font-name-complex="Tahoma2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23" style:family="paragraph" style:parent-style-name="Standard">
      <style:text-properties officeooo:paragraph-rsid="0015a2cc"/>
    </style:style>
    <style:style style:name="P24" style:family="paragraph" style:parent-style-name="Standard">
      <style:text-properties officeooo:paragraph-rsid="00175216"/>
    </style:style>
    <style:style style:name="P25" style:family="paragraph" style:parent-style-name="Standard">
      <style:text-properties officeooo:paragraph-rsid="001967bc"/>
    </style:style>
    <style:style style:name="P26" style:family="paragraph" style:parent-style-name="Standard">
      <style:text-properties officeooo:paragraph-rsid="001c5c7c"/>
    </style:style>
    <style:style style:name="P27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28" style:family="paragraph" style:parent-style-name="Standard">
      <style:text-properties officeooo:paragraph-rsid="00705454"/>
    </style:style>
    <style:style style:name="P2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1fb5c" style:font-size-asian="10pt" style:font-style-asian="normal" style:font-weight-asian="normal" style:font-name-complex="Tahoma2" style:font-size-complex="10pt" style:font-weight-complex="normal" style:text-emphasize="none"/>
    </style:style>
    <style:style style:name="P3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fda48" style:font-size-asian="10pt" style:font-style-asian="normal" style:font-weight-asian="normal" style:font-name-complex="Tahoma2" style:font-size-complex="10pt" style:font-weight-complex="normal" style:text-emphasize="none"/>
    </style:style>
    <style:style style:name="P31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2d497d" style:font-size-asian="10pt" style:font-style-asian="normal" style:font-weight-asian="normal" style:font-name-complex="Tahoma2" style:font-size-complex="10pt" style:font-weight-complex="normal" style:text-emphasize="none"/>
    </style:style>
    <style:style style:name="P32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7fb970" style:font-size-asian="10pt" style:font-style-asian="normal" style:font-weight-asian="normal" style:font-name-complex="Tahoma2" style:font-size-complex="10pt" style:font-weight-complex="normal" style:text-emphasize="none"/>
    </style:style>
    <style:style style:name="P33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4b9f10" style:font-size-asian="10pt" style:font-style-asian="normal" style:font-weight-asian="normal" style:font-name-complex="Tahoma2" style:font-size-complex="10pt" style:font-weight-complex="normal" style:text-emphasize="none"/>
    </style:style>
    <style:style style:name="P34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e6873" style:font-size-asian="10pt" style:font-style-asian="normal" style:font-weight-asian="normal" style:font-name-complex="Tahoma2" style:font-size-complex="10pt" style:font-weight-complex="normal" style:text-emphasize="none"/>
    </style:style>
    <style:style style:name="P3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3e6cb7" style:font-size-asian="10pt" style:font-style-asian="normal" style:font-weight-asian="normal" style:font-name-complex="Tahoma2" style:font-size-complex="10pt" style:font-weight-complex="normal" style:text-emphasize="none"/>
    </style:style>
    <style:style style:name="P36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403a09" style:font-size-asian="10pt" style:font-style-asian="normal" style:font-weight-asian="normal" style:font-name-complex="Tahoma2" style:font-size-complex="10pt" style:font-weight-complex="normal" style:text-emphasize="none"/>
    </style:style>
    <style:style style:name="P37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4e71e8" style:font-size-asian="10pt" style:font-style-asian="normal" style:font-weight-asian="normal" style:font-name-complex="Tahoma2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13e7c" style:font-size-asian="10pt" style:font-style-asian="normal" style:font-weight-asian="normal" style:font-name-complex="Tahoma2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4340ef" style:font-size-asian="10pt" style:font-style-asian="normal" style:font-weight-asian="normal" style:font-name-complex="Tahoma2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aed80" officeooo:paragraph-rsid="003aed80" style:font-size-asian="10pt" style:font-style-asian="normal" style:font-weight-asian="normal" style:font-name-complex="Tahoma2" style:font-size-complex="10pt" style:font-weight-complex="normal" style:text-emphasize="none"/>
    </style:style>
    <style:style style:name="P4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71f7e" style:font-size-asian="10pt" style:font-style-asian="normal" style:font-weight-asian="normal" style:font-name-complex="Tahoma2" style:font-size-complex="10pt" style:font-weight-complex="normal" style:text-emphasize="none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68aca9" style:font-size-asian="10pt" style:font-style-asian="normal" style:font-weight-asian="normal" style:font-name-complex="Tahoma2" style:font-size-complex="10pt" style:font-weight-complex="normal" style:text-emphasize="none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843c6" style:font-size-asian="10pt" style:font-style-asian="normal" style:font-weight-asian="normal" style:font-name-complex="Tahoma2" style:font-size-complex="10pt" style:font-weight-complex="normal" style:text-emphasize="none"/>
    </style:style>
    <style:style style:name="P4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afd79" style:font-size-asian="10pt" style:font-style-asian="normal" style:font-weight-asian="normal" style:font-name-complex="Tahoma2" style:font-size-complex="10pt" style:font-weight-complex="normal" style:text-emphasize="none"/>
    </style:style>
    <style:style style:name="P4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cded4" style:font-size-asian="10pt" style:font-style-asian="normal" style:font-weight-asian="normal" style:font-name-complex="Tahoma2" style:font-size-complex="10pt" style:font-weight-complex="normal" style:text-emphasize="none"/>
    </style:style>
    <style:style style:name="P4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5f3842" style:font-size-asian="10pt" style:font-style-asian="normal" style:font-weight-asian="normal" style:font-name-complex="Tahoma2" style:font-size-complex="10pt" style:font-weight-complex="normal" style:text-emphasize="none"/>
    </style:style>
    <style:style style:name="P4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60e8b5" style:font-size-asian="10pt" style:font-style-asian="normal" style:font-weight-asian="normal" style:font-name-complex="Tahoma2" style:font-size-complex="10pt" style:font-weight-complex="normal" style:text-emphasize="none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636ebf" style:font-size-asian="10pt" style:font-style-asian="normal" style:font-weight-asian="normal" style:font-name-complex="Tahoma2" style:font-size-complex="10pt" style:font-weight-complex="normal" style:text-emphasize="none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652d4b" style:font-size-asian="10pt" style:font-style-asian="normal" style:font-weight-asian="normal" style:font-name-complex="Tahoma2" style:font-size-complex="10pt" style:font-weight-complex="normal" style:text-emphasize="none"/>
    </style:style>
    <style:style style:name="P50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solid" style:text-underline-width="auto" style:text-underline-color="font-color" fo:font-weight="bold" officeooo:paragraph-rsid="0025e836" style:font-size-asian="10pt" style:font-style-asian="normal" style:font-weight-asian="bold" style:font-name-complex="Tahoma2" style:font-size-complex="10pt" style:font-weight-complex="bold" style:text-emphasize="none"/>
    </style:style>
    <style:style style:name="P51" style:family="paragraph" style:parent-style-name="Standard">
      <style:text-properties officeooo:paragraph-rsid="00155208"/>
    </style:style>
    <style:style style:name="P52" style:family="paragraph" style:parent-style-name="Standard">
      <style:text-properties officeooo:paragraph-rsid="00983381"/>
    </style:style>
    <style:style style:name="P53" style:family="paragraph" style:parent-style-name="Standard">
      <style:text-properties officeooo:paragraph-rsid="009a4dd9"/>
    </style:style>
    <style:style style:name="P54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font-name="Tahoma" fo:font-size="10pt" style:font-size-asian="10pt" style:font-name-complex="Tahoma2" style:font-size-complex="10pt"/>
    </style:style>
    <style:style style:name="T3" style:family="text">
      <style:text-properties style:font-name="Tahoma" fo:font-size="10pt" style:text-underline-style="solid" style:text-underline-width="auto" style:text-underline-color="font-color" style:font-size-asian="10pt" style:font-name-complex="Tahoma2" style:font-size-complex="10pt"/>
    </style:style>
    <style:style style:name="T4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5" style:family="text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name-complex="Tahoma2" style:font-size-complex="10pt" style:font-style-complex="italic"/>
    </style:style>
    <style:style style:name="T6" style:family="text">
      <style:text-properties style:font-name="Tahoma" fo:font-size="10pt" fo:font-style="italic" style:font-size-asian="10pt" style:font-style-asian="italic" style:font-name-complex="Tahoma2" style:font-size-complex="10pt" style:font-style-complex="italic"/>
    </style:style>
    <style:style style:name="T7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8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9" style:family="text">
      <style:text-properties fo:color="#595959" style:font-name="Tahoma" fo:font-size="10pt" style:font-size-asian="10pt" style:font-name-complex="Tahoma2" style:font-size-complex="10pt"/>
    </style:style>
    <style:style style:name="T10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12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officeooo:rsid="009ec541" style:font-size-asian="10pt" style:font-style-asian="normal" style:font-weight-asian="bold" style:font-name-complex="Tahoma2" style:font-size-complex="10pt" style:font-weight-complex="bold" style:text-emphasize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8163c" style:font-style-asian="italic" style:font-style-complex="italic"/>
    </style:style>
    <style:style style:name="T15" style:family="text">
      <style:text-properties fo:font-style="italic" officeooo:rsid="00c02a86" style:font-style-asian="italic" style:font-style-complex="italic"/>
    </style:style>
    <style:style style:name="T16" style:family="text">
      <style:text-properties fo:font-style="italic" officeooo:rsid="004abc23" style:font-size-asian="10pt" style:font-style-asian="italic" style:font-name-complex="Tahoma2" style:font-size-complex="10pt" style:font-style-complex="italic"/>
    </style:style>
    <style:style style:name="T17" style:family="text">
      <style:text-properties officeooo:rsid="0048163c"/>
    </style:style>
    <style:style style:name="T18" style:family="text">
      <style:text-properties fo:font-variant="normal" fo:text-transform="none" fo:color="#00000a" fo:letter-spacing="normal" fo:language="en" fo:country="US" fo:font-style="italic" fo:font-weight="normal" officeooo:rsid="004abc23" style:font-name-asian="Droid Sans Fallback" style:font-size-asian="10pt" style:language-asian="en" style:country-asian="US" style:font-style-asian="italic" style:font-weight-asian="normal" style:font-name-complex="Tahoma2" style:font-size-complex="10pt" style:language-complex="ar" style:country-complex="SA" style:font-style-complex="italic" style:font-weight-complex="normal"/>
    </style:style>
    <style:style style:name="T19" style:family="text">
      <style:text-properties fo:color="#00000a" fo:language="en" fo:country="US" fo:font-style="italic" officeooo:rsid="004abc23" style:font-name-asian="Droid Sans Fallback" style:font-size-asian="10pt" style:language-asian="en" style:country-asian="US" style:font-style-asian="italic" style:font-name-complex="Tahoma2" style:font-size-complex="10pt" style:language-complex="ar" style:country-complex="SA" style:font-style-complex="italic"/>
    </style:style>
    <style:style style:name="T20" style:family="text">
      <style:text-properties fo:color="#7f7f7f" fo:language="en" fo:country="US" fo:font-style="italic" style:font-name-asian="Droid Sans Fallback" style:language-asian="en" style:country-asian="US" style:font-style-asian="italic" style:language-complex="ar" style:country-complex="SA" style:font-style-complex="italic"/>
    </style:style>
    <style:style style:name="T21" style:family="text">
      <style:text-properties officeooo:rsid="00c02a86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19">PHIẾU NHẬN HÀNG NHÀ MÁY</text:p>
      <text:p text:style-name="P22">GOODS RECEIVED NOTE – FACTORY</text:p>
      <text:p text:style-name="P21"/>
      <text:p text:style-name="P51"><text:span text:style-name="T2">Số chứng từ/</text:span><text:span text:style-name="T7">Document No.:</text:span><text:span text:style-name="T2"><text:tab/></text:span><text:span text:style-name="T11"><text:placeholder text:placeholder-type="text">&lt;o.name or ''&gt;</text:placeholder></text:span></text:p>
      <text:p text:style-name="P23"><text:span text:style-name="T2">Ngày phát hành/</text:span><text:span text:style-name="T7">Issue date:</text:span><text:span text:style-name="T2"><text:tab/></text:span><text:span text:style-name="T11"><text:placeholder text:placeholder-type="text">&lt;get_datetime(o.date_done or '')&gt;</text:placeholder></text:span></text:p>
      <text:p text:style-name="P24"><text:span text:style-name="T2">Người bán/</text:span><text:span text:style-name="T7">Supplier Name:</text:span><text:span text:style-name="T2"><text:tab/></text:span><text:span text:style-name="T11"><text:placeholder text:placeholder-type="text">&lt;o.partner_id.name or ''&gt;</text:placeholder></text:span></text:p>
      <text:p text:style-name="P52"><text:span text:style-name="T2">Số xe/</text:span><text:span text:style-name="T7">Truck No.:</text:span><text:span text:style-name="T2"><text:tab/><text:tab/></text:span><text:span text:style-name="T10"><text:placeholder text:placeholder-type="text">&lt;o.vehicle_no&gt;</text:placeholder></text:span><text:span text:style-name="T2"><text:tab/><text:tab/>Loại hàng/</text:span><text:span text:style-name="T7">Item Name:<text:tab/></text:span><text:span text:style-name="T2"><text:tab/></text:span><text:span text:style-name="T11"><text:placeholder text:placeholder-type="text">&lt;o.product_id.name or ''&gt;</text:placeholder></text:span></text:p>
      <text:p text:style-name="P25"><text:span text:style-name="T2">Nguồn hàng/</text:span><text:span text:style-name="T7">Item Source:</text:span><text:span text:style-name="T2"><text:tab/></text:span><text:span text:style-name="T10"><text:placeholder text:placeholder-type="text">&lt;o.districts_id.name&gt;</text:placeholder></text:span><text:span text:style-name="T2"><text:tab/><text:tab/>Chứng nhận/</text:span><text:span text:style-name="T7">Certification:</text:span><text:span text:style-name="T2"><text:tab/></text:span><text:span text:style-name="T10"><text:placeholder text:placeholder-type="text">&lt;o.certificate_id.name or '-'&gt;</text:placeholder></text:span></text:p>
      <text:p text:style-name="P26"><text:span text:style-name="T2">Số ô/</text:span><text:span text:style-name="T7">Zone:</text:span><text:span text:style-name="T2"><text:tab/><text:tab/><text:tab/></text:span><text:span text:style-name="T10"><text:placeholder text:placeholder-type="text">&lt;o.zone_id.name or ''&gt;</text:placeholder></text:span><text:span text:style-name="T2"><text:tab/><text:tab/>Số cây hàng/</text:span><text:span text:style-name="T7">Stack No.:<text:tab/></text:span><text:span text:style-name="T10"><text:placeholder text:placeholder-type="text">&lt;o.stack_id.name or ''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p text:style-name="P10">Chất lượng/ <text:span text:style-name="T20">Quality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10">Khối lượng/ <text:span text:style-name="T20">Weight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<text:span text:style-name="T3">Tiêu chí/</text:span><text:span text:style-name="T5">Parameter</text:span></text:p>
          </table:table-cell>
          <table:table-cell table:style-name="Table1.A1" office:value-type="string">
            <text:p text:style-name="P5"><text:span text:style-name="T3">Thực tế/</text:span><text:span text:style-name="T5">Actual</text:span></text:p>
          </table:table-cell>
          <table:table-cell table:style-name="Table1.A1" office:value-type="string">
            <text:p text:style-name="P13">+/-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Độ ẩm/ <text:span text:style-name="T13">MC</text:span>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12"><text:span text:style-name="T16">Cháy/</text:span><text:span text:style-name="T19"> </text:span><text:span text:style-name="T18">Burned</text:span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42"/>
          </table:table-cell>
        </table:table-row>
        <table:table-row table:style-name="Table1.1">
          <table:table-cell table:style-name="Table1.A1" office:value-type="string">
            <text:p text:style-name="P6">Tạp chất/ <text:span text:style-name="T13">FM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"><text:span text:style-name="T2">Số bao/ </text:span><text:span text:style-name="T6">No. of bags:</text:span>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6">Đen vỡ/ <text:span text:style-name="T13">BB</text:span>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44"/>
          </table:table-cell>
          <table:table-cell table:style-name="Table1.A1" table:number-columns-spanned="3" office:value-type="string">
            <text:p text:style-name="P16">Loại bao/ Bag type: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">Nâu/ <text:span text:style-name="T13">Brown</text:span></text:p>
          </table:table-cell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Table_20_Contents"><text:span text:style-name="T2">Khối lượng bao/ </text:span><text:span text:style-name="T6">Tare weight:</text:span>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">kg</text:p>
          </table:table-cell>
        </table:table-row>
        <table:table-row table:style-name="Table1.1">
          <table:table-cell table:style-name="Table1.A1" office:value-type="string">
            <text:p text:style-name="P6">Mốc/ <text:span text:style-name="T13">Mouldy</text:span>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Table_20_Contents"><text:span text:style-name="T2">Khối lượng cả bì/ </text:span><text:span text:style-name="T6">Gross weight:</text:span></text:p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8">kg</text:p>
          </table:table-cell>
        </table:table-row>
        <table:table-row table:style-name="Table1.1">
          <table:table-cell table:style-name="Table1.A1" office:value-type="string">
            <text:p text:style-name="P17">Cartimor+ excelsa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Table_20_Contents"><text:span text:style-name="T2">Khối lượng tịnh/ </text:span><text:span text:style-name="T6">Net weight:</text:span></text:p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8">kg</text:p>
          </table:table-cell>
        </table:table-row>
        <table:table-row table:style-name="Table1.1">
          <table:table-cell table:style-name="Table1.A1" office:value-type="string">
            <text:p text:style-name="P9">Trên sàng 1<text:span text:style-name="T21">8</text:span>/ <text:span text:style-name="T13">Sc1</text:span><text:span text:style-name="T15">8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Table_20_Contents"><text:span text:style-name="T2">Khối lượng quy chuẩn/ </text:span><text:span text:style-name="T6">Basis weight:</text:span></text:p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8">kg</text:p>
          </table:table-cell>
        </table:table-row>
        <table:table-row table:style-name="Table1.1">
          <table:table-cell table:style-name="Table1.A1" office:value-type="string">
            <text:p text:style-name="P9">Trên sàng 1<text:span text:style-name="T17">6</text:span>/ <text:span text:style-name="T13">Sc1</text:span><text:span text:style-name="T14">6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Trên sàng 13/ <text:span text:style-name="T13">Sc13</text:span>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table:number-columns-spanned="2" office:value-type="string">
            <text:p text:style-name="P11">Tổng trừ/ <text:span text:style-name="T13">Deduction</text:span></text:p>
          </table:table-cell>
          <table:covered-table-cell/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Standard"><text:span text:style-name="T4">Chữ ký xác nhận/</text:span><text:span text:style-name="T8">Signatures</text:span></text:p>
      <text:p text:style-name="Standard"><text:span text:style-name="T2">Người giao/</text:span><text:span text:style-name="T7">Supplier:</text:span><text:span text:style-name="T9"> </text:span><text:span text:style-name="T2"><text:tab/>_________________________<text:tab/>Chữ ký/</text:span><text:span text:style-name="T7">Signature</text:span><text:span text:style-name="T2"> _______________________</text:span></text:p>
      <text:p text:style-name="P53"><text:span text:style-name="T2">Người nhận/</text:span><text:span text:style-name="T7">Receiver:</text:span><text:span text:style-name="T9"> </text:span><text:span text:style-name="T10"><text:placeholder text:placeholder-type="text">&lt;get_printf()&gt;</text:placeholder></text:span><text:span text:style-name="T2"><text:tab/><text:tab/><text:tab/><text:tab/>Chữ ký/</text:span><text:span text:style-name="T7">Signature</text:span><text:span text:style-name="T2"> _______________________</text:span></text:p>
      <text:p text:style-name="P28"><text:span text:style-name="T2">Người kiểm/</text:span><text:span text:style-name="T7">KCS:</text:span><text:span text:style-name="T9"> </text:span><text:span text:style-name="T2"><text:tab/></text:span><text:span text:style-name="T12">Huỳnh Đỗ Nam Kha</text:span><text:span text:style-name="T2"><text:tab/><text:tab/>Chữ ký/</text:span><text:span text:style-name="T7">Signature</text:span><text:span text:style-name="T2"> _______________________</text:span></text:p>
      <text:p text:style-name="P20"><text:soft-page-break/></text:p>
      <text:p text:style-name="P27">Liên trắng giao Kế toán, liên hồng giao Kho, liên vàng giao Nhà cung ứ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6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8d92fd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8e56dd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3189in" svg:y="-0.2457in" svg:width="2.1693in" svg:height="0.6083in" draw:z-index="3"><draw:image xlink:href="Pictures/1000000000000CDB0000044CC161DB01.jpg" xlink:type="simple" xlink:show="embed" xlink:actuate="onLoad"/></draw:frame><draw:frame draw:style-name="Mfr2" draw:name="Image1" text:anchor-type="char" svg:y="-0.1689in" svg:width="0.6665in" svg:height="0.6665in" draw:z-index="1"><draw:image xlink:href="Pictures/100000000000009300000093DBE08E2E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</text:p>
        <text:p text:style-name="MP3">at <text:span text:style-name="MT1"><text:placeholder text:placeholder-type="text">&lt;get_printf_dates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09:00:00</meta:creation-date>
    <meta:initial-creator>Duong Tien</meta:initial-creator>
    <dc:language>en-US</dc:language>
    <dc:date>2017-05-24T11:12:43.808596113</dc:date>
    <meta:editing-cycles>177</meta:editing-cycles>
    <meta:editing-duration>PT2H12M35S</meta:editing-duration>
    <meta:generator>LibreOffice/4.2.8.2$Linux_X86_64 LibreOffice_project/420m0$Build-2</meta:generator>
    <meta:document-statistic meta:table-count="1" meta:image-count="2" meta:object-count="0" meta:page-count="2" meta:paragraph-count="42" meta:word-count="185" meta:character-count="1262" meta:non-whitespace-character-count="1104"/>
    <meta:template xlink:type="simple" xlink:actuate="onRequest" xlink:title="Normal.dotm" xlink:href=""/>
  </office:meta>
</office:document-meta>
</file>